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36" calcext:value-type="float">
            <text:p>84.3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1.8" calcext:value-type="float">
            <text:p>91.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8" calcext:value-type="float">
            <text:p>168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2.58" calcext:value-type="float">
            <text:p>92.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7" calcext:value-type="float">
            <text:p>237</text:p>
          </table:table-cell>
          <table:table-cell table:formula="of:=[.B15]-[.E15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6.33" calcext:value-type="float">
            <text:p>96.3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5" calcext:value-type="float">
            <text:p>105</text:p>
          </table:table-cell>
          <table:table-cell table:formula="of:=[.B18]-[.E18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6" calcext:value-type="float">
            <text:p>96</text:p>
          </table:table-cell>
          <table:table-cell table:formula="of:=[.B21]-[.E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93" calcext:value-type="float">
            <text:p>85.9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91" calcext:value-type="float">
            <text:p>391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1.14" calcext:value-type="float">
            <text:p>91.14</text:p>
          </table:table-cell>
          <table:table-cell table:formula="of:=SUM([.B2:.B27])" office:value-type="float" office:value="3612" calcext:value-type="float">
            <text:p>3612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92" calcext:value-type="float">
            <text:p>3292</text:p>
          </table:table-cell>
          <table:table-cell table:formula="of:=[.B29]-[.E29]" office:value-type="float" office:value="320" calcext:value-type="float">
            <text:p>320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27:48.482339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4-19T09:48:52.572099606</dc:date>
    <dc:creator>Brent Seidel</dc:creator>
    <meta:editing-duration>P6DT7H48M4S</meta:editing-duration>
    <meta:editing-cycles>39</meta:editing-cycles>
    <meta:generator>LibreOffice/6.4.6.2$MacOSX_X86_64 LibreOffice_project/0ce51a4fd21bff07a5c061082cc82c5ed232f115</meta:generator>
    <meta:document-statistic meta:table-count="1" meta:cell-count="141" meta:object-count="0"/>
  </office:meta>
</office:document-meta>
</file>